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a96" officeooo:paragraph-rsid="00055a96"/>
    </style:style>
    <style:style style:name="P2" style:family="paragraph" style:parent-style-name="Standard">
      <style:text-properties fo:font-size="18pt" officeooo:rsid="00055a96" officeooo:paragraph-rsid="00055a96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Nunca Foi Sobre Nós</text:span></text:p>
      <text:p text:style-name="P1"><text:span text:style-name="T1"/></text:p>
      <text:p text:style-name="P1">Intro: D <text:s/>D/F# <text:s/>G <text:s/>Em <text:s/>A9</text:p>
      <text:p text:style-name="P1"/>
      <text:p text:style-name="P1"><text:s text:c="9"/>D</text:p>
      <text:p text:style-name="P1">Porque dEle <text:s text:c="4"/>Por meio dEle</text:p>
      <text:p text:style-name="P1"><text:s text:c="5"/>D/F# <text:s text:c="15"/>G <text:s text:c="5"/>Em A</text:p>
      <text:p text:style-name="P1">Para Ele são todas as coisas.</text:p>
      <text:p text:style-name="P1"/>
      <text:p text:style-name="P1"><text:s text:c="14"/>D</text:p>
      <text:p text:style-name="P1">Então, Nunca foi sobre nós.</text:p>
      <text:p text:style-name="P1"><text:s text:c="12"/>D/F#</text:p>
      <text:p text:style-name="P1">Nem sobre o que podemos fazer</text:p>
      <text:p text:style-name="P1"><text:s text:c="14"/>G</text:p>
      <text:p text:style-name="P1">É tudo sobre Você</text:p>
      <text:p text:style-name="P1"><text:s text:c="12"/>Em <text:s text:c="5"/>A</text:p>
      <text:p text:style-name="P1">Tudo para Você, Jesus.</text:p>
      <text:p text:style-name="P1"/>
      <text:p text:style-name="P1"><text:s text:c="9"/>D</text:p>
      <text:p text:style-name="P1">Quem sou eu?</text:p>
      <text:p text:style-name="P1"><text:s text:c="13"/>D/F#</text:p>
      <text:p text:style-name="P1">E o que eu tenho pra Te oferecer?</text:p>
      <text:p text:style-name="P1"><text:s text:c="14"/>G</text:p>
      <text:p text:style-name="P1">É tudo sobre Você</text:p>
      <text:p text:style-name="P1"><text:s text:c="11"/>Em <text:s text:c="6"/>A</text:p>
      <text:p text:style-name="P1">Tudo para Você, Jesus.</text:p>
      <text:p text:style-name="P1"/>
      <text:p text:style-name="P1"><text:s text:c="10"/>D</text:p>
      <text:p text:style-name="P1">Eu descobri que sem Ti</text:p>
      <text:p text:style-name="P1"><text:s text:c="15"/>D/F#</text:p>
      <text:p text:style-name="P1">Sem Ti eu não posso fazer</text:p>
      <text:p text:style-name="P1"><text:s text:c="10"/>G</text:p>
      <text:p text:style-name="P1">É tudo sobre Você</text:p>
      <text:p text:style-name="P1"><text:s text:c="12"/>Em <text:s text:c="5"/>A</text:p>
      <text:p text:style-name="P1">Tudo para Você, Jesus.</text:p>
      <text:p text:style-name="P1"/>
      <text:p text:style-name="P1"><text:s text:c="10"/>D</text:p>
      <text:p text:style-name="P1">Só Tu és Santo, santo, santo.</text:p>
      <text:p text:style-name="P1"><text:s text:c="9"/>D/F#</text:p>
      <text:p text:style-name="P1">Só Tu és santo, santo, santo.</text:p>
      <text:p text:style-name="P1"><text:s text:c="10"/>G</text:p>
      <text:p text:style-name="P1">É tudo sobre Você</text:p>
      <text:p text:style-name="P1"><text:s text:c="11"/>Em <text:s text:c="5"/>A</text:p>
      <text:p text:style-name="P1">Tudo para Você, Jesus.</text:p>
      <text:p text:style-name="P1"/>
      <text:p text:style-name="P1">----------------- Acordes -----------------</text:p>
      <text:p text:style-name="P1">Capotraste na 1ª casa</text:p>
      <text:p text:style-name="P1">F#m* <text:s/>= 2 4 4 2 2 2 - (*Gm na forma de F#m)</text:p>
      <text:p text:style-name="P1">E* <text:s/>= 0 2 2 1 0 0 - (*F na forma de E)</text:p>
      <text:p text:style-name="P1">D* <text:s/>= X X 0 2 3 2 - (*D# na forma de D)</text:p>
      <text:p text:style-name="P1"><text:soft-page-break/>Bm* <text:s/>= X 2 4 4 3 2 - (*Cm na forma de Bm)</text:p>
      <text:p text:style-name="P1">A* <text:s/>= X 0 2 2 2 0 - (*A# na forma de 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09:19.613331372</meta:creation-date>
    <dc:date>2016-06-25T16:11:09.826900886</dc:date>
    <meta:editing-duration>PT1M51S</meta:editing-duration>
    <meta:editing-cycles>1</meta:editing-cycles>
    <meta:document-statistic meta:table-count="0" meta:image-count="0" meta:object-count="0" meta:page-count="2" meta:paragraph-count="45" meta:word-count="200" meta:character-count="1021" meta:non-whitespace-character-count="612"/>
    <meta:generator>LibreOffice/5.1.3.2$Linux_x86 LibreOffice_project/10m0$Build-2</meta:generator>
  </office:meta>
</office:document-meta>
</file>